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2.7764in"/>
    </style:style>
    <style:style style:name="ro1" style:family="table-row">
      <style:table-row-properties style:row-height="0.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timation and correction of bias in network simulations based on respondent-driven sampling data</text:p>
          </table:table-cell>
          <table:table-cell office:value-type="string" calcext:value-type="string">
            <text:p><text:a xlink:href="https://www.nature.com/articles/s41598-020-63269-0" xlink:type="simple">https://www.nature.com/articles/s41598-020-63269-0</text:a> </text:p>
          </table:table-cell>
          <table:table-cell office:value-type="string" calcext:value-type="string">
            <text:p>Characterize bias of RDS in exponential random graph models. Considers mean degree, homophily, and transitivit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ze-Invariant Graph Representations for Graph Classification Extrapolations</text:p>
          </table:table-cell>
          <table:table-cell office:value-type="string" calcext:value-type="string">
            <text:p><text:a xlink:href="https://arxiv.org/abs/2103.05045" xlink:type="simple">https://arxiv.org/abs/2103.05045</text:a> </text:p>
          </table:table-cell>
          <table:table-cell office:value-type="string" calcext:value-type="string">
            <text:p>How to train a GNN system when you don’t have access to any real data. Probably a lot more advanced than we want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trapolating paths with graph neural networks</text:p>
          </table:table-cell>
          <table:table-cell office:value-type="string" calcext:value-type="string">
            <text:p><text:a xlink:href="https://arxiv.org/abs/1903.07518" xlink:type="simple">https://arxiv.org/abs/1903.07518</text:a> </text:p>
          </table:table-cell>
          <table:table-cell office:value-type="string" calcext:value-type="string">
            <text:p>Given a path prefix, predict what’s next in the path through a graph. e.g. “where is this car going?”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08:23:17.870060665</meta:creation-date>
    <dc:date>2021-03-23T14:45:13.831791982</dc:date>
    <meta:editing-duration>PT4H30M5S</meta:editing-duration>
    <meta:editing-cycles>1</meta:editing-cycles>
    <meta:document-statistic meta:table-count="1" meta:cell-count="9" meta:object-count="0"/>
    <meta:generator>LibreOffice/7.0.3.1$Linux_X86_64 LibreOffice_project/00$Build-1</meta:generator>
  </office:meta>
</office:document-meta>
</file>